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6cm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ans" style:font-family-generic="swiss" style:font-pitch="variable" fo:font-size="10pt" style:font-size-asian="12pt" style:font-size-complex="12pt"/>
    </style:style>
    <style:style style:name="P3" style:family="paragraph">
      <style:paragraph-properties fo:text-align="center"/>
      <style:text-properties fo:font-family="FreeSans" style:font-style-name="Mittel" style:font-family-generic="swiss" style:font-pitch="variable" fo:font-size="10pt"/>
    </style:style>
    <style:style style:name="P4" style:family="paragraph">
      <style:text-properties fo:font-family="FreeSans" style:font-style-name="Mittel" style:font-family-generic="swiss" style:font-pitch="variable" fo:font-size="10pt" style:font-size-asian="10pt" style:font-size-complex="10pt"/>
    </style:style>
    <style:style style:name="P5" style:family="paragraph">
      <style:text-properties fo:font-family="FreeSans" style:font-family-generic="swiss" style:font-pitch="variable" fo:font-size="14pt" style:font-size-asian="14pt" style:font-size-complex="14pt"/>
    </style:style>
    <style:style style:name="T1" style:family="text">
      <style:text-properties fo:font-family="FreeSans" style:font-family-generic="swiss" style:font-pitch="variable" fo:font-size="10pt" style:font-size-asian="12pt" style:font-size-complex="12pt"/>
    </style:style>
    <style:style style:name="T2" style:family="text">
      <style:text-properties style:font-size-asian="10pt" style:font-size-complex="10pt"/>
    </style:style>
    <style:style style:name="T3" style:family="text">
      <style:text-properties fo:font-family="FreeSan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1cm" svg:x="8.3cm" svg:y="2cm">
          <text:p text:style-name="P1"><text:span text:style-name="T1">M2tklib: M2_STR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8.3cm" svg:y="4cm">
          <text:p text:style-name="P1"><text:span text:style-name="T1">M2_STRLIST: Callbac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8.3cm" svg:y="6cm">
          <text:p text:style-name="P1"><text:span text:style-name="T1">"mas" Sub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2cm" svg:y="8cm">
          <text:p text:style-name="P1"><text:span text:style-name="T1">mas_device_sim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3cm" svg:y1="3cm" svg:x2="10.3cm" svg:y2="4cm">
          <text:p/>
        </draw:line>
        <draw:line draw:style-name="gr2" draw:text-style-name="P1" draw:layer="layout" svg:x1="10.3cm" svg:y1="5cm" svg:x2="10.3cm" svg:y2="6cm">
          <text:p/>
        </draw:line>
        <draw:line draw:style-name="gr2" draw:text-style-name="P1" draw:layer="layout" svg:x1="10cm" svg:y1="7cm" svg:x2="4cm" svg:y2="8cm">
          <text:p/>
        </draw:line>
        <draw:line draw:style-name="gr2" draw:text-style-name="P3" draw:layer="layout" svg:x1="14.867cm" svg:y1="2.392cm" svg:x2="14.867cm" svg:y2="3.392cm">
          <text:p/>
        </draw:line>
        <draw:frame draw:style-name="gr3" draw:text-style-name="P4" draw:layer="layout" svg:width="1.865cm" svg:height="0.708cm" svg:x="14.981cm" svg:y="2.492cm">
          <draw:text-box>
            <text:p text:style-name="P4"><text:span text:style-name="T2">A calls B</text:span></text:p>
          </draw:text-box>
        </draw:frame>
        <draw:frame draw:style-name="gr3" draw:text-style-name="P4" draw:layer="layout" svg:width="0.735cm" svg:height="0.708cm" svg:x="14.5cm" svg:y="1.892cm">
          <draw:text-box>
            <text:p text:style-name="P4"><text:span text:style-name="T2">A</text:span></text:p>
          </draw:text-box>
        </draw:frame>
        <draw:frame draw:style-name="gr3" draw:text-style-name="P4" draw:layer="layout" svg:width="0.735cm" svg:height="0.708cm" svg:x="14.5cm" svg:y="3.392cm">
          <draw:text-box>
            <text:p text:style-name="P4"><text:span text:style-name="T2">B</text:span></text:p>
          </draw:text-box>
        </draw:frame>
        <draw:custom-shape draw:style-name="gr1" draw:text-style-name="P2" draw:layer="layout" svg:width="4cm" svg:height="1cm" svg:x="6.199cm" svg:y="7.999cm">
          <text:p text:style-name="P1"><text:span text:style-name="T1">mas_device_p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1.999cm" svg:y="7.999cm">
          <text:p text:style-name="P1"><text:span text:style-name="T1">mas_device_si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10.398cm" svg:y="7.998cm">
          <text:p text:style-name="P1"><text:span text:style-name="T1">mas_device_s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14.597cm" svg:y="7.997cm">
          <text:p text:style-name="P1"><text:span text:style-name="T1">mas_device_sdfa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cm" svg:x="6.198cm" svg:y="9.998cm">
          <text:p text:style-name="P2"><text:span text:style-name="T1">Petit Fat File System</text:span></text:p>
          <text:p text:style-name="P2"><text:span text:style-name="T1">(Part of m2tk release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cm" svg:x="10.397cm" svg:y="9.997cm">
          <text:p text:style-name="P2"><text:span text:style-name="T1">Arduino SD Library</text:span></text:p>
          <text:p text:style-name="P2"><text:span text:style-name="T1">(Part of Arduino release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cm" svg:x="14.596cm" svg:y="9.996cm">
          <text:p text:style-name="P2"><text:span text:style-name="T1">SdFat Library</text:span></text:p>
          <text:p text:style-name="P2"><text:span text:style-name="T1">(Installation require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3.897cm" svg:y="11.997cm">
          <text:p text:style-name="P1"><text:span text:style-name="T1">pff_arduino_io.c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cm" svg:x="8.096cm" svg:y="11.996cm">
          <text:p text:style-name="P1"><text:span text:style-name="T1">pff_avr_io.c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cm" svg:y1="7cm" svg:x2="8cm" svg:y2="8cm">
          <text:p/>
        </draw:line>
        <draw:line draw:style-name="gr2" draw:text-style-name="P1" draw:layer="layout" svg:x1="10.5cm" svg:y1="6.999cm" svg:x2="12.5cm" svg:y2="8cm">
          <text:p/>
        </draw:line>
        <draw:line draw:style-name="gr2" draw:text-style-name="P1" draw:layer="layout" svg:x1="10.499cm" svg:y1="6.999cm" svg:x2="16.5cm" svg:y2="8cm">
          <text:p/>
        </draw:line>
        <draw:line draw:style-name="gr2" draw:text-style-name="P1" draw:layer="layout" svg:x1="8cm" svg:y1="9cm" svg:x2="8cm" svg:y2="10cm">
          <text:p/>
        </draw:line>
        <draw:line draw:style-name="gr2" draw:text-style-name="P1" draw:layer="layout" svg:x1="12.5cm" svg:y1="9cm" svg:x2="12.5cm" svg:y2="10cm">
          <text:p/>
        </draw:line>
        <draw:line draw:style-name="gr2" draw:text-style-name="P1" draw:layer="layout" svg:x1="16.5cm" svg:y1="9cm" svg:x2="16.5cm" svg:y2="10cm">
          <text:p/>
        </draw:line>
        <draw:line draw:style-name="gr2" draw:text-style-name="P1" draw:layer="layout" svg:x1="8cm" svg:y1="11cm" svg:x2="6cm" svg:y2="12cm">
          <text:p/>
        </draw:line>
        <draw:line draw:style-name="gr2" draw:text-style-name="P1" draw:layer="layout" svg:x1="8cm" svg:y1="10.999cm" svg:x2="10cm" svg:y2="12cm">
          <text:p/>
        </draw:line>
        <draw:custom-shape draw:style-name="gr4" draw:text-style-name="P2" draw:layer="layout" svg:width="1cm" svg:height="1cm" svg:x="14.5cm" svg:y="4.6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271cm" svg:height="0.708cm" svg:x="15.382cm" svg:y="4.792cm">
          <draw:text-box>
            <text:p text:style-name="P4"><text:span text:style-name="T2">External Software</text:span></text:p>
          </draw:text-box>
        </draw:frame>
        <draw:frame draw:style-name="gr3" draw:text-style-name="P5" draw:layer="layout" svg:width="4.718cm" svg:height="2.18cm" svg:x="1.9cm" svg:y="1.9cm">
          <draw:text-box>
            <text:p text:style-name="P5"><text:span text:style-name="T3">M2tklib v1.08</text:span></text:p>
            <text:p text:style-name="P5"><text:span text:style-name="T3">Mass Storage </text:span></text:p>
            <text:p text:style-name="P5"><text:span text:style-name="T3">Subsystem ("mas"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aus </meta:initial-creator>
    <meta:creation-date>2011-05-27T20:43:06</meta:creation-date>
    <dc:date>2012-06-06T23:07:51</dc:date>
    <meta:editing-duration>PT1H11M32S</meta:editing-duration>
    <meta:editing-cycles>8</meta:editing-cycles>
    <meta:generator>LibreOffice/3.5$Linux_x86 LibreOffice_project/350m1$Build-2</meta:generator>
    <meta:document-statistic meta:object-count="31"/>
  </office:meta>
</office:document-meta>
</file>